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 style:master-page-name="HTML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23809074" text:style-name="L1">
        <text:list-item>
          <text:p text:style-name="P1"> E-Learning: A Substitute for Classroom Learning?</text:p>
        </text:list-item>
      </text:list>
      <text:p text:style-name="Text_20_body"><text:line-break/>The topic which has been given is very serious and important. Due to the pandemic situation, We all waste our precious time without learning. So E-learning is the online mode lectures which help us to learn from home. E-learning also benefits such that recorded lectures If any doubts we see the lectures any time. In traditional learning, this is one of the drawbacks. E-learning is important but it is necessary to survey the rural region's students also to evaluate they have all necessities or not.<text:line-break/><text:line-break/>Do the test its on present , past , future tense<text:line-break/><text:line-break/>the questions start with <text:line-break/>Do<text:line-break/>Is<text:line-break/>Am<text:line-break/>Are<text:line-break/><text:line-break/>No, yuck! I don't like snot with pasta <text:line-break/>Chee!<text:line-break/>What your sayin?<text:line-break/>edible<text:line-break/>ea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a5699dd</dc:title>
    <meta:initial-creator>Etherpad</meta:initial-creator>
    <dc:creator>Etherpad</dc:creator>
    <meta:document-statistic meta:table-count="0" meta:image-count="0" meta:object-count="0" meta:page-count="1" meta:paragraph-count="2" meta:word-count="125" meta:character-count="722" meta:non-whitespace-character-count="593"/>
    <meta:generator>LibreOffice/6.2.8.2$Linux_X86_64 LibreOffice_project/20$Build-2</meta:generator>
    <meta:user-defined meta:name=""/>
  </office:meta>
</office:document-meta>
</file>